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0" style:family="table">
      <style:table-properties style:width="17cm" table:align="margins" style:may-break-between-rows="false"/>
    </style:style>
    <style:style style:name="Table30.A" style:family="table-column">
      <style:table-column-properties style:column-width="8.5cm" style:rel-column-width="32767*"/>
    </style:style>
    <style:style style:name="Table30.B" style:family="table-column">
      <style:table-column-properties style:column-width="8.5cm" style:rel-column-width="32768*"/>
    </style:style>
    <style:style style:name="Table31" style:family="table">
      <style:table-properties style:width="17cm" table:align="margins" style:may-break-between-rows="false"/>
    </style:style>
    <style:style style:name="Table31.A" style:family="table-column">
      <style:table-column-properties style:column-width="5.667cm" style:rel-column-width="21845*"/>
    </style:style>
    <style:style style:name="P1" style:family="paragraph" style:parent-style-name="Text_20_body">
      <style:text-properties fo:color="#ff3333" fo:font-weight="bold" officeooo:rsid="0067ce39" officeooo:paragraph-rsid="0027e99e" style:font-weight-asian="bold" style:font-weight-complex="bold"/>
    </style:style>
    <style:style style:name="P2" style:family="paragraph" style:parent-style-name="Text_20_body">
      <style:text-properties officeooo:paragraph-rsid="0027e99e"/>
    </style:style>
    <style:style style:name="P3" style:family="paragraph" style:parent-style-name="Heading_20_2">
      <style:paragraph-properties fo:break-before="page"/>
      <style:text-properties officeooo:paragraph-rsid="002974ce"/>
    </style:style>
    <style:style style:name="P4" style:family="paragraph" style:parent-style-name="Heading_20_3">
      <style:text-properties officeooo:paragraph-rsid="0027e99e"/>
    </style:style>
    <style:style style:name="P5" style:family="paragraph" style:parent-style-name="Heading_20_3">
      <style:text-properties officeooo:paragraph-rsid="002974ce"/>
    </style:style>
    <style:style style:name="P6" style:family="paragraph" style:parent-style-name="Text_20_body" style:list-style-name="L2">
      <style:text-properties officeooo:rsid="006a4750" officeooo:paragraph-rsid="002974ce"/>
    </style:style>
    <style:style style:name="P7" style:family="paragraph" style:parent-style-name="Text_20_body" style:list-style-name="L2">
      <style:text-properties officeooo:rsid="0069a9eb" officeooo:paragraph-rsid="002974ce"/>
    </style:style>
    <style:style style:name="P8" style:family="paragraph" style:parent-style-name="Text_20_body">
      <style:text-properties officeooo:paragraph-rsid="002974c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67ce39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6a4750" style:font-size-asian="12pt" style:font-size-complex="12pt"/>
    </style:style>
    <style:style style:name="T4" style:family="text">
      <style:text-properties officeooo:rsid="0067ce39"/>
    </style:style>
    <style:style style:name="T5" style:family="text">
      <style:text-properties officeooo:rsid="0027e99e"/>
    </style:style>
    <style:style style:name="T6" style:family="text">
      <style:text-properties officeooo:rsid="002974c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6">20. </text:span>X Axis Assembly</text:h>
      <text:h text:style-name="P5" text:outline-level="3"><text:bookmark-start text:name="__RefHeading__2975_932170812"/>Vitamins<text:bookmark-end text:name="__RefHeading__2975_932170812"/></text:h>
      <table:table table:name="Table30" table:style-name="Table30">
        <table:table-column table:style-name="Table30.A"/>
        <table:table-column table:style-name="Table30.B"/>
        <table:table-row>
          <table:table-cell office:value-type="string">
            <text:p text:style-name="P8"><text:s text:c="2"/>2 Smooth rod 8mm x 381mm</text:p>
          </table:table-cell>
          <table:table-cell office:value-type="string">
            <text:p text:style-name="P8"><text:s text:c="2"/>2 Wing-nut M4</text:p>
          </table:table-cell>
        </table:table-row>
      </table:table>
      <text:h text:style-name="P5" text:outline-level="3"><text:bookmark-start text:name="__RefHeading__2977_932170812"/>Sub-assemblies<text:bookmark-end text:name="__RefHeading__2977_932170812"/></text:h>
      <table:table table:name="Table31" table:style-name="Table31">
        <table:table-column table:style-name="Table31.A" table:number-columns-repeated="3"/>
        <table:table-row>
          <table:table-cell office:value-type="string">
            <text:p text:style-name="P8"><text:s text:c="2"/>1 extruder_assembly</text:p>
            <text:p text:style-name="P8"><draw:frame draw:style-name="fr1" draw:name="graphics11" text:anchor-type="as-char" svg:width="5.666cm" svg:height="5.279cm" draw:z-index="0"><draw:image xlink:href="../../../../../OneDrive/dokumenter/3D%20Printer/Round4/Mendel90-1/dibond/views/extruder_assembled.png" xlink:type="simple" xlink:show="embed" xlink:actuate="onLoad"/></draw:frame></text:p>
          </table:table-cell>
          <table:table-cell office:value-type="string">
            <text:p text:style-name="P8"><text:s text:c="2"/>1 x_carriage_assembly</text:p>
            <text:p text:style-name="P8"><draw:frame draw:style-name="fr2" draw:name="graphics12" text:anchor-type="as-char" svg:width="5.667cm" style:rel-width="100%" svg:height="5.283cm" draw:z-index="1"><draw:image xlink:href="../../../../../OneDrive/dokumenter/3D%20Printer/Round4/Mendel90-1/dibond/views/x_carriage_assembled.png" xlink:type="simple" xlink:show="embed" xlink:actuate="onLoad"/></draw:frame></text:p>
          </table:table-cell>
          <table:table-cell office:value-type="string">
            <text:p text:style-name="P8"><text:s text:c="2"/>1 x_carriage_fan_assembly</text:p>
            <text:p text:style-name="P8"><draw:frame draw:style-name="fr4" draw:name="graphics13" text:anchor-type="paragraph" svg:width="5.667cm" style:rel-width="100%" svg:height="5.283cm" draw:z-index="3"><draw:image xlink:href="../../../../../OneDrive/dokumenter/3D%20Printer/Round4/Mendel90-1/dibond/views/x_carriage_fan_assembled.png" xlink:type="simple" xlink:show="embed" xlink:actuate="onLoad"/></draw:frame></text:p>
          </table:table-cell>
        </table:table-row>
      </table:table>
      <text:h text:style-name="P5" text:outline-level="3"><text:bookmark-start text:name="__RefHeading__3623_932170812"/><text:soft-page-break/>Assembly<text:bookmark-end text:name="__RefHeading__3623_932170812"/></text:h>
      <text:p text:style-name="P8"><draw:frame draw:style-name="fr3" draw:name="graphics62" text:anchor-type="as-char" svg:width="17cm" svg:height="15.843cm" draw:z-index="2"><draw:image xlink:href="../../../../../OneDrive/dokumenter/3D%20Printer/Round4/Mendel90-1/dibond/views/x_axis_assembly.png" xlink:type="simple" xlink:show="embed" xlink:actuate="onLoad"/></draw:frame></text:p>
      <text:list xml:id="list8108064557074103713" text:style-name="L2">
        <text:list-item>
          <text:p text:style-name="P6">Remove the bar clamps at the top</text:p>
        </text:list-item>
        <text:list-item>
          <text:p text:style-name="P7">Take the X motor end and drill the holes for the smooth rod with a sharp 8mm drill</text:p>
        </text:list-item>
        <text:list-item>
          <text:p text:style-name="P7">Slide in the smooth rods. They should go in 42mm</text:p>
        </text:list-item>
        <text:list-item>
          <text:p text:style-name="P7">Slide on the X carriage</text:p>
        </text:list-item>
        <text:list-item>
          <text:p text:style-name="P7">Press on the Idler end so there is 299mm smooth rod between the Motor end and the idler</text:p>
        </text:list-item>
        <text:list-item>
          <text:p text:style-name="P7">Place this assembly on top of the Z smooth rods and lower it slowly. It takes some fiddle work to make the 2 smooth rod and threaded rods go in</text:p>
        </text:list-item>
        <text:list-item>
          <text:p text:style-name="P7">Lower the assembly down to the Z isolators</text:p>
        </text:list-item>
        <text:list-item>
          <text:p text:style-name="P6"><text:span text:style-name="T3">Refit the bar clamp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2-10T11:51:11.148000000</dc:date>
    <meta:editing-duration>PT1H7M26S</meta:editing-duration>
    <meta:editing-cycles>13</meta:editing-cycles>
    <meta:generator>LibreOffice/5.1.4.2$Windows_x86 LibreOffice_project/f99d75f39f1c57ebdd7ffc5f42867c12031db97a</meta:generator>
    <meta:print-date>2017-01-19T12:48:23.751000000</meta:print-date>
    <meta:document-statistic meta:table-count="2" meta:image-count="4" meta:object-count="0" meta:page-count="2" meta:paragraph-count="20" meta:word-count="130" meta:character-count="654" meta:non-whitespace-character-count="539"/>
  </office:meta>
</office:document-meta>
</file>